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Verdana" svg:font-family="Verdan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Nimbus Mono L" svg:font-family="'Nimbus Mono L'" style:font-adornments="Bol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8*"/>
    </style:style>
    <style:style style:name="Table1.B" style:family="table-column">
      <style:table-column-properties style:column-width="8.5cm" style:rel-column-width="3276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9.959cm" table:align="left"/>
    </style:style>
    <style:style style:name="Table2.A" style:family="table-column">
      <style:table-column-properties style:column-width="2.154cm"/>
    </style:style>
    <style:style style:name="Table2.B" style:family="table-column">
      <style:table-column-properties style:column-width="2.268cm"/>
    </style:style>
    <style:style style:name="Table2.C" style:family="table-column">
      <style:table-column-properties style:column-width="1.568cm"/>
    </style:style>
    <style:style style:name="Table2.D" style:family="table-column">
      <style:table-column-properties style:column-width="3.969cm"/>
    </style:style>
    <style:style style:name="Table2.A1" style:family="table-cell">
      <style:table-cell-properties fo:padding="0.097cm" fo:border="0.05pt solid #000000"/>
    </style:style>
    <style:style style:name="Table2.B1" style:family="table-cell">
      <style:table-cell-properties fo:padding="0.097cm" fo:border="none"/>
    </style:style>
    <style:style style:name="Table2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C2" style:family="table-cell">
      <style:table-cell-properties fo:padding="0.097cm" fo:border-left="0.05pt solid #000000" fo:border-right="none" fo:border-top="none" fo:border-bottom="0.05pt solid #000000"/>
    </style:style>
    <style:style style:name="Table3" style:family="table">
      <style:table-properties style:width="9.959cm" table:align="left"/>
    </style:style>
    <style:style style:name="Table3.A" style:family="table-column">
      <style:table-column-properties style:column-width="2.154cm"/>
    </style:style>
    <style:style style:name="Table3.B" style:family="table-column">
      <style:table-column-properties style:column-width="2.268cm"/>
    </style:style>
    <style:style style:name="Table3.C" style:family="table-column">
      <style:table-column-properties style:column-width="1.568cm"/>
    </style:style>
    <style:style style:name="Table3.D" style:family="table-column">
      <style:table-column-properties style:column-width="3.969cm"/>
    </style:style>
    <style:style style:name="Table3.A1" style:family="table-cell">
      <style:table-cell-properties fo:padding="0.097cm" fo:border="0.05pt solid #000000"/>
    </style:style>
    <style:style style:name="Table3.B1" style:family="table-cell">
      <style:table-cell-properties fo:padding="0.097cm" fo:border="none"/>
    </style:style>
    <style:style style:name="Table3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C2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aufgabe">
      <style:text-properties style:text-underline-style="solid" style:text-underline-width="auto" style:text-underline-color="font-color"/>
    </style:style>
    <style:style style:name="P2" style:family="paragraph" style:parent-style-name="code">
      <style:text-properties fo:background-color="#ffff00"/>
    </style:style>
    <style:style style:name="P3" style:family="paragraph" style:parent-style-name="Standard" style:list-style-name="List_20_3"/>
    <style:style style:name="P4" style:family="paragraph" style:parent-style-name="Standard" style:list-style-name="List_20_3">
      <style:text-properties fo:font-weight="normal" officeooo:paragraph-rsid="0016c140" style:font-weight-asian="normal" style:font-weight-complex="normal"/>
    </style:style>
    <style:style style:name="P5" style:family="paragraph" style:parent-style-name="Text_20_body" style:list-style-name="List_20_3"/>
    <style:style style:name="P6" style:family="paragraph" style:parent-style-name="aufgabe" style:list-style-name="List_20_3"/>
    <style:style style:name="P7" style:family="paragraph" style:parent-style-name="aufgabe" style:list-style-name="List_20_3">
      <style:text-properties officeooo:paragraph-rsid="0016c140"/>
    </style:style>
    <style:style style:name="P8" style:family="paragraph" style:parent-style-name="aufgabe" style:list-style-name="List_20_3">
      <style:text-properties style:text-underline-style="none"/>
    </style:style>
    <style:style style:name="P9" style:family="paragraph" style:parent-style-name="aufgabe" style:list-style-name="List_20_3">
      <style:text-properties style:text-underline-style="none" officeooo:paragraph-rsid="0016c140"/>
    </style:style>
    <style:style style:name="P10" style:family="paragraph" style:parent-style-name="aufgabe" style:list-style-name="List_20_3">
      <style:text-properties fo:font-weight="bold" style:font-weight-asian="bold" style:font-weight-complex="bold"/>
    </style:style>
    <style:style style:name="P11" style:family="paragraph" style:parent-style-name="aufgabe" style:list-style-name="List_20_3">
      <style:text-properties fo:font-weight="normal" style:font-weight-asian="normal" style:font-weight-complex="normal"/>
    </style:style>
    <style:style style:name="P12" style:family="paragraph" style:parent-style-name="aufgabe" style:list-style-name="List_20_3">
      <style:text-properties fo:font-weight="normal" officeooo:paragraph-rsid="0016c140" style:font-weight-asian="normal" style:font-weight-complex="normal"/>
    </style:style>
    <style:style style:name="P13" style:family="paragraph" style:parent-style-name="aufgabe" style:list-style-name="List_20_3">
      <style:text-properties style:text-underline-style="solid" style:text-underline-width="auto" style:text-underline-color="font-color" officeooo:paragraph-rsid="0016c140"/>
    </style:style>
    <style:style style:name="P14" style:family="paragraph" style:parent-style-name="aufgabe" style:list-style-name="List_20_3">
      <style:text-properties officeooo:rsid="0006f054" officeooo:paragraph-rsid="0016c140"/>
    </style:style>
    <style:style style:name="P15" style:family="paragraph" style:parent-style-name="aufgabe">
      <style:text-properties officeooo:paragraph-rsid="0016c140"/>
    </style:style>
    <style:style style:name="P16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6f054" style:font-weight-asian="bold" style:font-weight-complex="bold"/>
    </style:style>
    <style:style style:name="T3" style:family="text">
      <style:text-properties style:text-underline-style="none"/>
    </style:style>
    <style:style style:name="T4" style:family="text">
      <style:text-properties fo:background-color="#ffff00" loext:char-shading-value="0"/>
    </style:style>
    <style:style style:name="T5" style:family="text">
      <style:text-properties officeooo:rsid="00150f96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06f054" style:font-style-asian="italic" style:font-style-complex="italic"/>
    </style:style>
    <style:style style:name="T9" style:family="text">
      <style:text-properties officeooo:rsid="0006f054"/>
    </style:style>
    <style:style style:name="T10" style:family="text">
      <style:text-properties officeooo:rsid="000815f8"/>
    </style:style>
    <style:style style:name="T11" style:family="text">
      <style:text-properties officeooo:rsid="000ac7b8"/>
    </style:style>
    <style:style style:name="gr1" style:family="graphic">
      <style:graphic-properties draw:marker-start="Arrow" draw:marker-end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 text:restart-numbering="true" text:start-value="-1"><text:bookmark-start text:name="__RefHeading__3153_591435949"/>ptrSort, myBubbleSort, ADB1<text:bookmark-end text:name="__RefHeading__3153_591435949"/></text:h>
      <text:list xml:id="list8464472986063121395" text:style-name="List_20_3">
        <text:list-item>
          <text:p text:style-name="P5">Lerninhalte: Strukturen, Zeiger, Funktionen, <text:span text:style-name="T1">ALGORITHMEN</text:span></text:p>
        </text:list-item>
      </text:list>
      <text:h text:style-name="Heading_20_2" text:outline-level="2">Aufgabe: ptrSort </text:h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rows-spanned="2" office:value-type="string">
            <text:list xml:id="list211412778839263" text:continue-numbering="true" text:style-name="List_20_3">
              <text:list-item>
                <text:p text:style-name="P3"><draw:line text:anchor-type="paragraph" draw:z-index="0" draw:style-name="gr1" draw:text-style-name="P16" svg:x1="12.873cm" svg:y1="8.569cm" svg:x2="10.737cm" svg:y2="7.303cm"><text:p/></draw:line>Allgemeine Aufgabenstellung:<text:line-break/></text:p>
              </text:list-item>
              <text:list-item>
                <text:p text:style-name="P3">Gegeben ist folg. Typ:<text:line-break/>typedef struct {<text:line-break/><text:tab/>int persnr;<text:line-break/><text:tab/>char name[80];<text:line-break/>} TPERSON;</text:p>
              </text:list-item>
              <text:list-item>
                <text:p text:style-name="P3">Definieren Sie einen Zeiger: TPERSON* wir;</text:p>
              </text:list-item>
              <text:list-item>
                <text:p text:style-name="P3">Lesen Sie von der Console einen int-Wert ein: (anzahl)</text:p>
              </text:list-item>
              <text:list-item>
                <text:p text:style-name="P3">Alloziieren Sie Speicherplatz für anzahl Elemente vom Typ TPERSON</text:p>
              </text:list-item>
              <text:list-item>
                <text:p text:style-name="P3">Lesen Sie Werte in das Array ein. <text:line-break/>Hinweis: Dateiumlenkung<text:line-break/>programm.exe &lt; tpersonen.dat</text:p>
              </text:list-item>
              <text:list-item>
                <text:p text:style-name="P3">definieren Sie zusätzlich das Array <text:line-break/>TPERSON** p;<text:line-break/>das nach dem Einlesen der Daten folg. Inhalt hat.<text:line-break/>p[0] zeigt auf wir[0]<text:line-break/>p[1] zeigt auf wir[1] <text:s/>...</text:p>
              </text:list-item>
              <text:list-item>
                <text:p text:style-name="P3">sortieren (mit qsort()) Sie nun nicht die Daten (im Array wir), sondern das Array p.<text:line-break/>Das Array wir bleibt also unverändert!!!</text:p>
              </text:list-item>
              <text:list-item>
                <text:p text:style-name="P3">Bei der sortierten Ausgabe verwenden Sie das Array p.</text:p>
              </text:list-item>
              <text:list-item>
                <text:p text:style-name="P3">free() nicht vergessen.</text:p>
              </text:list-item>
            </text:list>
          </table:table-cell>
          <table:table-cell table:style-name="Table1.B1" office:value-type="string">
            <text:p text:style-name="Text_20_body"><text:span text:style-name="T1">Vor dem SORTIEREN</text:span>:</text:p>
            <text:p text:style-name="Text_20_body">TPERSON**p<text:tab/><text:tab/><text:tab/>TPERSON* wir</text:p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column table:style-name="Table2.D"/>
              <table:table-row>
                <table:table-cell table:style-name="Table2.A1" office:value-type="string">
                  <text:p text:style-name="Table_20_Contents"/>
                </table:table-cell>
                <table:table-cell table:style-name="Table2.B1" office:value-type="string">
                  <text:p text:style-name="Table_20_Contents"/>
                </table:table-cell>
                <table:table-cell table:style-name="Table2.C1" office:value-type="string">
                  <text:p text:style-name="Table_20_Contents">persnr</text:p>
                </table:table-cell>
                <table:table-cell table:style-name="Table2.A1" office:value-type="string">
                  <text:p text:style-name="Table_20_Contents">name</text:p>
                </table:table-cell>
              </table:table-row>
              <table:table-row>
                <table:table-cell table:style-name="Table2.A2" office:value-type="string">
                  <text:p text:style-name="Table_20_Contents"><draw:line text:anchor-type="paragraph" draw:z-index="1" draw:style-name="gr1" draw:text-style-name="P16" svg:x1="4.219cm" svg:y1="0.23cm" svg:x2="1.949cm" svg:y2="0.198cm"><text:p/></draw:line>TPERSON*</text:p>
                </table:table-cell>
                <table:table-cell table:style-name="Table2.B1" office:value-type="string">
                  <text:p text:style-name="Table_20_Contents"/>
                </table:table-cell>
                <table:table-cell table:style-name="Table2.C2" office:value-type="string">
                  <text:p text:style-name="Table_20_Contents">123</text:p>
                </table:table-cell>
                <table:table-cell table:style-name="Table2.A2" office:value-type="string">
                  <text:p text:style-name="Table_20_Contents">Max Muster</text:p>
                </table:table-cell>
              </table:table-row>
              <table:table-row>
                <table:table-cell table:style-name="Table2.A2" office:value-type="string">
                  <text:p text:style-name="Table_20_Contents"><draw:line text:anchor-type="paragraph" draw:z-index="2" draw:style-name="gr1" draw:text-style-name="P16" svg:x1="4.18cm" svg:y1="0.261cm" svg:x2="1.91cm" svg:y2="0.229cm"><text:p/></draw:line></text:p>
                </table:table-cell>
                <table:table-cell table:style-name="Table2.B1" office:value-type="string">
                  <text:p text:style-name="Table_20_Contents"/>
                </table:table-cell>
                <table:table-cell table:style-name="Table2.C2" office:value-type="string">
                  <text:p text:style-name="Table_20_Contents">44</text:p>
                </table:table-cell>
                <table:table-cell table:style-name="Table2.A2" office:value-type="string">
                  <text:p text:style-name="Table_20_Contents">Susi Wiese</text:p>
                </table:table-cell>
              </table:table-row>
              <table:table-row>
                <table:table-cell table:style-name="Table2.A2" office:value-type="string">
                  <text:p text:style-name="Table_20_Contents"><draw:line text:anchor-type="paragraph" draw:z-index="3" draw:style-name="gr1" draw:text-style-name="P16" svg:x1="4.217cm" svg:y1="0.23cm" svg:x2="1.947cm" svg:y2="0.198cm"><text:p/></draw:line></text:p>
                </table:table-cell>
                <table:table-cell table:style-name="Table2.B1" office:value-type="string">
                  <text:p text:style-name="Table_20_Contents"/>
                </table:table-cell>
                <table:table-cell table:style-name="Table2.C2" office:value-type="string">
                  <text:p text:style-name="Table_20_Contents">1</text:p>
                </table:table-cell>
                <table:table-cell table:style-name="Table2.A2" office:value-type="string">
                  <text:p text:style-name="Table_20_Contents">Fritz Wald</text:p>
                </table:table-cell>
              </table:table-row>
            </table:table>
            <text:p text:style-name="Text_20_body"/>
            <text:p text:style-name="Text_20_body"/>
          </table:table-cell>
        </table:table-row>
        <table:table-row>
          <table:covered-table-cell/>
          <table:table-cell table:style-name="Table1.B2" office:value-type="string">
            <text:p text:style-name="Text_20_body"><text:span text:style-name="T1">Nach dem SORTIEREN</text:span>:</text:p>
            <text:p text:style-name="Text_20_body">TPERSON**p<text:tab/><text:tab/><text:tab/>TPERSON* wir</text:p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column table:style-name="Table3.D"/>
              <table:table-row>
                <table:table-cell table:style-name="Table3.A1" office:value-type="string">
                  <text:p text:style-name="Table_20_Contents"/>
                </table:table-cell>
                <table:table-cell table:style-name="Table3.B1" office:value-type="string">
                  <text:p text:style-name="Table_20_Contents"/>
                </table:table-cell>
                <table:table-cell table:style-name="Table3.C1" office:value-type="string">
                  <text:p text:style-name="Table_20_Contents">persnr</text:p>
                </table:table-cell>
                <table:table-cell table:style-name="Table3.A1" office:value-type="string">
                  <text:p text:style-name="Table_20_Contents">name</text:p>
                </table:table-cell>
              </table:table-row>
              <table:table-row>
                <table:table-cell table:style-name="Table3.A2" office:value-type="string">
                  <text:p text:style-name="Table_20_Contents"><draw:line text:anchor-type="paragraph" draw:z-index="5" draw:style-name="gr1" draw:text-style-name="P16" svg:x1="4.276cm" svg:y1="0.236cm" svg:x2="1.833cm" svg:y2="1.411cm"><text:p/></draw:line>TPERSON*</text:p>
                </table:table-cell>
                <table:table-cell table:style-name="Table3.B1" office:value-type="string">
                  <text:p text:style-name="Table_20_Contents"/>
                </table:table-cell>
                <table:table-cell table:style-name="Table3.C2" office:value-type="string">
                  <text:p text:style-name="Table_20_Contents">123</text:p>
                </table:table-cell>
                <table:table-cell table:style-name="Table3.A2" office:value-type="string">
                  <text:p text:style-name="Table_20_Contents">Max Muster</text:p>
                </table:table-cell>
              </table:table-row>
              <table:table-row>
                <table:table-cell table:style-name="Table3.A2" office:value-type="string">
                  <text:p text:style-name="Table_20_Contents"/>
                </table:table-cell>
                <table:table-cell table:style-name="Table3.B1" office:value-type="string">
                  <text:p text:style-name="Table_20_Contents"><draw:line text:anchor-type="paragraph" draw:z-index="4" draw:style-name="gr1" draw:text-style-name="P16" svg:x1="2.122cm" svg:y1="0.261cm" svg:x2="-0.148cm" svg:y2="0.229cm"><text:p/></draw:line></text:p>
                </table:table-cell>
                <table:table-cell table:style-name="Table3.C2" office:value-type="string">
                  <text:p text:style-name="Table_20_Contents">44</text:p>
                </table:table-cell>
                <table:table-cell table:style-name="Table3.A2" office:value-type="string">
                  <text:p text:style-name="Table_20_Contents">Susi Wiese</text:p>
                </table:table-cell>
              </table:table-row>
              <table:table-row>
                <table:table-cell table:style-name="Table3.A2" office:value-type="string">
                  <text:p text:style-name="Table_20_Contents"/>
                </table:table-cell>
                <table:table-cell table:style-name="Table3.B1" office:value-type="string">
                  <text:p text:style-name="Table_20_Contents"/>
                </table:table-cell>
                <table:table-cell table:style-name="Table3.C2" office:value-type="string">
                  <text:p text:style-name="Table_20_Contents">1</text:p>
                </table:table-cell>
                <table:table-cell table:style-name="Table3.A2" office:value-type="string">
                  <text:p text:style-name="Table_20_Contents">Fritz Wald</text:p>
                </table:table-cell>
              </table:table-row>
            </table:table>
            <text:p text:style-name="Text_20_body"/>
            <text:p text:style-name="Text_20_body"/>
          </table:table-cell>
        </table:table-row>
      </table:table>
      <text:p text:style-name="Text_20_body"/>
      <text:h text:style-name="Heading_20_2" text:outline-level="2">Aufgabe: myBubbleSort </text:h>
      <text:list xml:id="list211412020198706" text:continue-numbering="true" text:style-name="List_20_3">
        <text:list-item>
          <text:p text:style-name="P6">Schreiben Sie eine Sortierfunktion, die beliebige Arrays sortieren kann.<text:line-break/>void myBubbleSort(void* a, int nelements, int nsize, int (*comp)(const void*, const void*));<text:line-break/></text:p>
        </text:list-item>
        <text:list-item>
          <text:p text:style-name="P6">Hinweis: siehe: memcpy(), malloc(), free()</text:p>
        </text:list-item>
        <text:list-item>
          <text:p text:style-name="P6">Testen Sie ihre Funktion mit dem folgenden Test-Programm</text:p>
        </text:list-item>
      </text:list>
      <text:p text:style-name="Standard"/>
      <text:p text:style-name="code">#define ANZ 5</text:p>
      <text:p text:style-name="code">int main(int argc, char *argv[]){</text:p>
      <text:p text:style-name="code"><text:s text:c="4"/>int a[ANZ];</text:p>
      <text:p text:style-name="code"><text:s text:c="4"/>int i; <text:s text:c="3"/></text:p>
      <text:p text:style-name="code"><text:s text:c="4"/>TPERSON wir[5]= {{23, "Geher"}, {3, "Singer"}, {23, "Bierer"}, </text:p>
      <text:p text:style-name="code"><text:tab/><text:tab/>{-23, "Maurer"},{93, "Ziegler"}};</text:p>
      <text:p text:style-name="code"><text:s text:c="2"/></text:p>
      <text:p text:style-name="code"><text:s text:c="4"/>srand(time(NULL));</text:p>
      <text:p text:style-name="code"><text:s text:c="4"/>for (i=0; i &lt; ANZ; i++)</text:p>
      <text:p text:style-name="code"><text:s text:c="8"/>a[i]= rand()%100;</text:p>
      <text:p text:style-name="code"><text:soft-page-break/><text:s text:c="8"/></text:p>
      <text:p text:style-name="code"><text:s text:c="4"/>myBubbleSort(a, ANZ, sizeof(a[0]), (int (*)(void*,void*)) vergleiche);</text:p>
      <text:p text:style-name="code"><text:s text:c="4"/></text:p>
      <text:p text:style-name="code"><text:s text:c="4"/>printf("\nINT Array sortiert ************************************\n");</text:p>
      <text:p text:style-name="code"><text:s text:c="4"/>for (i=0; i &lt; ANZ; i++)</text:p>
      <text:p text:style-name="code"><text:s text:c="8"/>printf("%d ", a[i]);</text:p>
      <text:p text:style-name="code"><text:s text:c="4"/>printf("\n");</text:p>
      <text:p text:style-name="code"/>
      <text:p text:style-name="code"><text:s text:c="4"/><text:span text:style-name="T4">myBubbleSort(wir, ANZ, sizeof(wir[0]), </text:span></text:p>
      <text:p text:style-name="P2"><text:tab/><text:tab/><text:tab/><text:tab/>(int (*)(void*,void*)) vergleiche_persnr);</text:p>
      <text:p text:style-name="code"><text:s text:c="4"/></text:p>
      <text:p text:style-name="code"><text:s text:c="4"/>printf("\nPERSON nach persnr sortieren <text:s/>*************************\n");</text:p>
      <text:p text:style-name="code"><text:s text:c="4"/>for (i=0; i &lt; ANZ; i++)</text:p>
      <text:p text:style-name="code"><text:s text:c="8"/>printf("%3d %s\n", wir[i].persnr, wir[i].name);</text:p>
      <text:p text:style-name="code"><text:s text:c="4"/>printf("\n"); <text:s text:c="15"/><text:tab/></text:p>
      <text:p text:style-name="code"><text:s text:c="4"/>return 0;</text:p>
      <text:p text:style-name="code">}</text:p>
      <text:p text:style-name="Standard"/>
      <text:h text:style-name="Heading_20_2" text:outline-level="2">Aufgabe: adb1 <text:s/>- Email-Adressbuchverwaltung</text:h>
      <text:list xml:id="list211412103096027" text:continue-numbering="true" text:style-name="List_20_3">
        <text:list-item>
          <text:p text:style-name="P7">Erstellen Sie eine Email-Adressbuchverwaltung, die aus folgenden Dateien besteht:<text:line-break/> (<text:span text:style-name="T7">t_adb1_test.c; adb1.h; adb1.c; adb.txt</text:span>; Makefile; DoxyGen-Dokumentation)</text:p>
          <text:p text:style-name="P13"/>
        </text:list-item>
        <text:list-item>
          <text:p text:style-name="P9">Beschreibung:<text:line-break/><text:span text:style-name="T9">In einer (großen) Email-Adressdatenbankdatei (adb.txt) werden folgende Datensätze gespeichert, wobei jeder Datensatz aus 1. nickname 2. Emailadresse 3. Bemerkung besteht.<text:line-break/></text:span></text:p>
        </text:list-item>
        <text:list-item>
          <text:p text:style-name="P7"><text:span text:style-name="T3">Die </text:span>Email-Adressdatenbankdatei: adb.txt</text:p>
        </text:list-item>
      </text:list>
      <text:p text:style-name="P15"><text:tab/>1. Aufbau: <text:tab/>Nickname</text:p>
      <text:p text:style-name="P15"><text:tab/><text:tab/><text:tab/>Emailadresse</text:p>
      <text:p text:style-name="P15"><text:tab/><text:tab/><text:tab/>Bemerkung</text:p>
      <text:p text:style-name="P15"><text:tab/><text:tab/> <text:tab/>Nickname</text:p>
      <text:p text:style-name="P15"><text:tab/><text:tab/><text:tab/>Emailadresse</text:p>
      <text:p text:style-name="P15"><text:tab/><text:tab/><text:tab/>Bemerkung</text:p>
      <text:p text:style-name="P15"><text:tab/><text:tab/><text:tab/>...</text:p>
      <text:p text:style-name="P15"><text:tab/>2. Beispiel:<text:tab/>firma_chef</text:p>
      <text:p text:style-name="P15"><text:tab/><text:tab/><text:tab/>hans.mustermann@firma.domain</text:p>
      <text:p text:style-name="P15"><text:tab/><text:tab/><text:tab/>bei gehaltsverhandlungen wichtig</text:p>
      <text:p text:style-name="P15"><text:tab/><text:tab/><text:tab/>fred</text:p>
      <text:p text:style-name="P15"><text:tab/><text:tab/><text:tab/>fred.feuerstein@steinhausen.zeit</text:p>
      <text:p text:style-name="P15"><text:tab/><text:tab/><text:tab/>mein bester freund</text:p>
      <text:p text:style-name="P15"><text:tab/><text:tab/><text:tab/>....<text:line-break/></text:p>
      <text:list xml:id="list211412439215091" text:continue-numbering="true" text:style-name="List_20_3">
        <text:list-item>
          <text:p text:style-name="P14">Das adb1-Programm soll den effizienten Zugriff auf die verschiedenen Datensätze in Form eines sogenannten ISAM-Zugriffs (Index-Sequentieller Zugriff) ermöglichen. D.h. egal ob der 1. Datensatz oder z.B. der 15000. Datensatz gesucht wird, soll der Zugriff annähernd gleich lang dauern.<text:line-break/></text:p>
        </text:list-item>
        <text:list-item>
          <text:p text:style-name="P7"><text:span text:style-name="T10">Die Index-Tabelle besteht aus nickname und offset<text:line-break/>Dazu wird intern eine sogenannte Index-Tabelle eingesetzt, die den nickname (wird zum Suchen und Sortieren verwendet) und die Position des dazugehörigen Datensatzes in der Email-Adressdatenbankdatei (adb.txt) speichert. D.h. w</text:span>ir wollen nicht alle Daten aus der Datenbasis <text:span text:style-name="T10">ins RAM </text:span>laden, sondern nur den <text:span text:style-name="T10">offset und den </text:span>nickname, der als sog. Schlüssel verwendet wird. Ein Schlüssel ist unique (eindeutig) und wird verwendet, um einen Datensatz zu finden.<text:line-break/><text:line-break/><text:soft-page-break/>Die <text:span text:style-name="T11">Index-</text:span>Tabelle halten wir sortiert. <text:span text:style-name="T9">Dazu verwenden Sie die C-Funktion </text:span><text:span text:style-name="T2">qsort()</text:span><text:span text:style-name="T9">. </text:span>Dies hat den Vorteil, dass wir mit der binären Suche <text:span text:style-name="T9">(</text:span><text:span text:style-name="T2">bsearch()</text:span><text:span text:style-name="T9">) </text:span>nach nickname sehr schnell in der Index-Tabelle den offset innerhalb der Datendatei erhalten. Mit dem offset positionieren wir uns in der Datendatei, lesen den Datensatz und zeigen ihn dem Benutzer an.<text:line-break/><text:line-break/>Diesen Mechanismus nennen wir index-sequentiellen Zugriff.<text:line-break/><text:line-break/>Hinweis: </text:p>
        </text:list-item>
        <text:list-item>
          <text:p text:style-name="P9">fseek(), ftell() für den wahlfreien Zugriff innerhalb einer Datei. Sehen Sie dazu das Demo-Programm: t_index.c<text:line-break/><text:line-break/><text:line-break/></text:p>
        </text:list-item>
        <text:list-item>
          <text:p text:style-name="P7"><text:span text:style-name="T10">Das Testprogramm </text:span><text:span text:style-name="T8">t_adb1_test.c</text:span><text:span text:style-name="T9"> zeigt dem Benutzer ein kleines Menü. <text:line-break/><text:line-break/>Der Benutzer wählt zunächst den Punkt a) adb_open. <text:line-break/>Hier wird die Index-Tabelle aufgebaut, indem die Datendatei gelesen wird. Es soll aber nur der nickname und die Position des jeweiligen Datensatzes in die Index-Tabelle eingelesen werden. Nach dem Einlesen wird die Index-Tabelle noch nach der Komponente nickname mit qsort() sortiert. <text:line-break/><text:line-break/>Dananch wählt der Benutzer den Punkt b) adb_list. <text:line-break/>Gibt alle Datensätze aus (unter Verwendung der Index-Tabelle).<text:line-break/><text:line-break/>Und zuletzt den Punkt c) abd_get_email.<text:line-break/>Hier wird der zu suchende nickname vom Benutzer eingegeben. Danach wird die Index-Tabelle nach dem eingebeben nickname durchsucht (bsearch()). Der gefundene Eintrag in der Index-Tabelle enthält auch den Offset des dazugehörigen Datensatzes. Mit fseek() wird dorthin positioniert und der gesamte Datensatz bzw. die Email-Adresse angezeigt.<text:line-break/><text:line-break/></text:span></text:p>
        </text:list-item>
        <text:list-item>
          <text:p text:style-name="P7">zu erstellen:</text:p>
        </text:list-item>
      </text:list>
      <text:p text:style-name="P15"><text:tab/>1. Ein C-Modul (adb1.c; adb1.h) zur Verwaltung der Adressdatenbank:</text:p>
      <text:p text:style-name="P15"><text:tab/>2. Ein Testprogramm: (t_adb1_test.c)</text:p>
      <text:p text:style-name="P15"><text:tab/><text:tab/>Menü:</text:p>
      <text:p text:style-name="P15"><text:tab/><text:tab/>a) adb_open<text:tab/>(user gibt name der Email-Adressdatenbankdatei ein)</text:p>
      <text:p text:style-name="P15"><text:tab/><text:tab/>b) adb_list<text:tab/>(user gibt Name der output-datei an: ZB.: stdout)</text:p>
      <text:p text:style-name="P15"><text:tab/><text:tab/>c) adb_get_email (user gibt nickname an)</text:p>
      <text:p text:style-name="P15"><text:tab/><text:tab/>d) ende</text:p>
      <text:p text:style-name="P15"/>
      <text:list xml:id="list211411969619063" text:continue-numbering="true" text:style-name="List_20_3">
        <text:list-item>
          <text:p text:style-name="P12">Zur Dokumentation verwenden Sie DoxyGen</text:p>
        </text:list-item>
        <text:list-item>
          <text:p text:style-name="P12">DOWNLOAD: In der Beilage finden Sie die Datei:</text:p>
        </text:list-item>
        <text:list-item>
          <text:p text:style-name="P12">adb.txt, t_adb1_test.c, adb1.h und die Dokumentation mit doxygen.</text:p>
          <text:p text:style-name="P4"><text:span text:style-name="Citation"><text:span text:style-name="T6"/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Verdana" svg:font-family="Verdan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Nimbus Mono L" svg:font-family="'Nimbus Mono L'" style:font-adornments="Bol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Verdana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Verdana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fo:font-size="10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Marginalia" style:family="paragraph" style:parent-style-name="Text_20_body" style:class="text">
      <style:paragraph-properties fo:margin-left="4.001cm" fo:margin-right="0cm" fo:margin-top="0cm" fo:margin-bottom="0cm" loext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>
        <style:drop-cap/>
      </style:paragraph-properties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99ccff"/>
      <style:paragraph-properties style:page-number="auto" fo:background-color="transparent" fo:padding="0cm" fo:border-left="none" fo:border-right="none" fo:border-top="none" fo:border-bottom="2.49pt solid #993366" style:shadow="none">
        <style:drop-cap/>
      </style:paragraph-properties>
      <style:text-properties style:font-name="Verdana1" fo:font-family="Verdana" style:font-style-name="Fett" style:font-family-generic="swiss" style:font-pitch="variable" fo:font-size="115%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padding="0cm" fo:border-left="none" fo:border-right="none" fo:border-top="none" fo:border-bottom="0.99pt solid #993366"/>
      <style:text-properties fo:font-size="14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padding="0cm" fo:border-left="none" fo:border-right="none" fo:border-top="none" fo:border-bottom="0.51pt solid #993366" style:shadow="none"/>
      <style:text-properties fo:font-size="12pt" fo:font-weight="bold" style:font-size-asian="14pt" style:font-weight-asian="bold" style:font-size-complex="14pt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="Verdana" fo:font-family="Verdana" style:font-name-complex="Tahoma1" style:font-family-complex="Tahoma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Header" style:family="paragraph" style:parent-style-name="Standard" style:class="extra">
      <loext:graphic-properties draw:fill="none" draw:fill-color="#99ccff"/>
      <style:paragraph-properties fo:background-color="transparent" fo:padding="0cm" fo:border-left="none" fo:border-right="none" fo:border-top="none" fo:border-bottom="0.06pt solid #000000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8pt"/>
    </style:style>
    <style:style style:name="Footer" style:family="paragraph" style:parent-style-name="Standard" style:class="extra">
      <style:paragraph-properties fo:padding="0cm" fo:border-left="none" fo:border-right="none" fo:border-top="0.06pt solid #000000" fo:border-bottom="none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Verdana" fo:font-family="Verdana"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>
      <loext:graphic-properties draw:fill="none" draw:fill-color="#99ccff"/>
      <style:paragraph-properties fo:background-color="transparent" fo:padding="0.049cm" fo:border="0.06pt solid #000000" style:shadow="none"/>
      <style:text-properties fo:font-size="11pt" fo:font-style="normal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Verdana" fo:font-family="Verdana" style:font-name-complex="Tahoma1" style:font-family-complex="Tahoma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fo:padding="0cm" fo:border-left="none" fo:border-right="none" fo:border-top="none" fo:border-bottom="2.49pt solid #993366" style:shadow="none" text:number-lines="false" text:line-number="0"/>
      <style:text-properties style:font-name="Verdana2" fo:font-family="Verdana" style:font-style-name="Standard" style:font-family-generic="swiss" style:font-pitch="variable" fo:font-size="14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list-style-name="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cm" fo:margin-right="0cm" fo:margin-top="0.199cm" fo:margin-bottom="0cm" loext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loext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 style:shadow="none">
        <style:tab-stops>
          <style:tab-stop style:position="16.999cm" style:type="right" style:leader-style="dotted" style:leader-text="."/>
        </style:tab-stops>
      </style:paragraph-properties>
      <style:text-properties fo:font-weight="bold"/>
    </style:style>
    <style:style style:name="User_20_Index_20_2" style:display-name="User Index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loext:contextual-spacing="false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loext:contextual-spacing="false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loext:contextual-spacing="false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loext:contextual-spacing="false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de" style:family="paragraph" style:class="text" style:master-page-name="">
      <loext:graphic-properties draw:fill="solid" draw:fill-color="#ffffff" draw:opacity="100%"/>
      <style:paragraph-properties style:page-number="auto" fo:background-color="#ffffff" fo:padding="0.049cm" fo:border="0.06pt solid #993366" style:shadow="none"/>
      <style:text-properties style:font-name="Nimbus Mono L" fo:font-family="'Nimbus Mono L'" style:font-style-name="Bold" style:font-family-generic="modern" style:font-pitch="fixed" fo:font-size="10pt" fo:font-weight="bold"/>
    </style:style>
    <style:style style:name="aufgabe" style:family="paragraph" style:parent-style-name="Standard" style:class="text">
      <loext:graphic-properties draw:fill="solid" draw:fill-color="#ffffff" draw:opacity="100%"/>
      <style:paragraph-properties fo:background-color="#ffffff" fo:padding="0.049cm" fo:border="0.06pt solid #993366" style:shadow="none"/>
      <style:text-properties fo:font-size="10pt"/>
    </style:style>
    <style:style style:name="merke" style:family="paragraph" style:parent-style-name="aufgabe" style:next-style-name="Standard" style:class="text">
      <loext:graphic-properties draw:fill="solid" draw:fill-color="#ffffcc" draw:opacity="100%"/>
      <style:paragraph-properties fo:background-color="#ffffcc" style:shadow="none">
        <style:drop-cap/>
      </style:paragraph-properties>
    </style:style>
    <style:style style:name="Rechtsgrundlagenverzeichnis" style:family="paragraph" style:parent-style-name="Standard">
      <style:paragraph-properties fo:margin-top="0cm" fo:margin-bottom="0.423cm" loext:contextual-spacing="false">
        <style:tab-stops>
          <style:tab-stop style:position="15.24cm" style:type="right" style:leader-style="dotted" style:leader-text="."/>
        </style:tab-stops>
      </style:paragraph-properties>
      <style:text-properties fo:font-size="10pt" style:font-size-asian="10pt"/>
    </style:style>
    <style:style style:name="bsp_5f_lsg_20_Char" style:display-name="bsp_lsg Char" style:family="paragraph" style:next-style-name="Text_20_body">
      <loext:graphic-properties draw:fill="solid" draw:fill-color="#ffffff" draw:opacity="100%"/>
      <style:paragraph-properties fo:orphans="2" fo:widows="2" fo:background-color="#ffffff" fo:padding-left="0.141cm" fo:padding-right="0.141cm" fo:padding-top="0.035cm" fo:padding-bottom="0.035cm" fo:border="0.51pt solid #000000"/>
      <style:text-properties style:use-window-font-color="true" style:font-name="Courier New" fo:font-family="'Courier New'" style:font-family-generic="modern" fo:font-size="10pt" fo:letter-spacing="-0.018cm" fo:language="de" fo:country="DE" style:font-name-asian="Arial" style:font-family-asian="Arial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TML_20_Vorformatiert" style:display-name="HTML Vorformatiert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Standard_20__28_Web_29_" style:display-name="Standard (Web)" style:family="paragraph" style:parent-style-name="Standard" style:next-style-name="Standard">
      <style:text-properties style:font-size-complex="12pt"/>
    </style:style>
    <style:style style:name="Formatvorlage_20_Standard_20__28_Web_29__20__2b__20_Fett" style:display-name="Formatvorlage Standard (Web) + Fett" style:family="paragraph" style:parent-style-name="Standard_20__28_Web_29_">
      <style:text-properties style:font-name="Verdana3" fo:font-family="Verdana" style:font-family-generic="swiss" style:font-pitch="variable" fo:font-weight="bold" style:font-weight-asian="bold" style:font-weight-complex="bold"/>
    </style:style>
    <style:style style:name="Listennummer" style:family="paragraph" style:list-style-name="WW8StyleNum">
      <style:paragraph-properties fo:margin-left="1.27cm" fo:margin-right="0.635cm" fo:margin-top="0cm" fo:margin-bottom="0cm" loext:contextual-spacing="false" fo:orphans="2" fo:widows="2" fo:text-indent="-0.635cm" style:auto-text-indent="false">
        <style:tab-stops/>
      </style:paragraph-properties>
      <style:text-properties style:use-window-font-color="true" style:font-name="Verdana3" fo:font-family="Verdana" style:font-family-generic="swiss" style:font-pitch="variable" fo:font-size="10pt" fo:letter-spacing="-0.009cm" fo:language="de" fo:country="DE" style:font-name-asian="Arial" style:font-family-asian="Arial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Listennummer_20_Ende" style:display-name="Listennummer Ende" style:family="paragraph" style:parent-style-name="Listennummer" style:next-style-name="Text_20_body" style:list-style-name="WW8StyleNum1">
      <style:paragraph-properties fo:margin-left="1.27cm" fo:margin-right="0cm" fo:margin-top="0cm" fo:margin-bottom="0cm" loext:contextual-spacing="false" fo:text-align="start" style:justify-single-word="false" fo:text-indent="-0.635cm" style:auto-text-indent="false"/>
      <style:text-properties style:font-name="Times New Roman" fo:font-family="'Times New Roman'" style:font-family-generic="roman" style:font-pitch="variable" fo:font-size="10pt" fo:letter-spacing="normal" style:font-size-asian="10pt"/>
    </style:style>
    <style:style style:name="aufgabe_5f_überschrift" style:display-name="aufgabe_überschrift" style:family="paragraph" style:parent-style-name="Heading_20_3" style:next-style-name="aufgabe" style:default-outline-level="" style:list-style-name="">
      <loext:graphic-properties draw:fill="none" draw:fill-color="#99ccff"/>
      <style:paragraph-properties fo:background-color="transparent" fo:padding="0cm" fo:border-left="none" fo:border-right="none" fo:border-top="none" fo:border-bottom="0.06pt solid #993366" style:shadow="none">
        <style:tab-stops/>
        <style:drop-cap/>
      </style:paragraph-properties>
      <style:text-properties fo:font-size="10pt" fo:font-weight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Line_20_numbering" style:display-name="Line numbering" style:family="text"/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1" fo:font-family="'Courier New'" style:font-family-generic="modern" style:font-pitch="fixed" style:font-name-asian="Courier New1" style:font-family-asian="'Courier New'" style:font-family-generic-asian="modern" style:font-pitch-asian="fixed" style:font-name-complex="Courier New1" style:font-family-complex="'Courier New'" style:font-family-generic-complex="modern" style:font-pitch-complex="fixed"/>
    </style:style>
    <style:style style:name="Example" style:family="text">
      <style:text-properties style:font-name="Courier New1" fo:font-family="'Courier New'" style:font-family-generic="modern" style:font-pitch="fixed" style:font-name-asian="Courier New1" style:font-family-asian="'Courier New'" style:font-family-generic-asian="modern" style:font-pitch-asian="fixed" style:font-name-complex="Courier New1" style:font-family-complex="'Courier New'" style:font-family-generic-complex="modern" style:font-pitch-complex="fixed"/>
    </style:style>
    <style:style style:name="Definition" style:family="text"/>
    <style:style style:name="Absatz-Standardschriftart" style:family="text">
      <style:text-properties fo:language="de" fo:country="DE"/>
    </style:style>
    <style:style style:name="HTML_20_Schreibmaschine" style:display-name="HTML Schreibmaschine" style:family="text" style:parent-style-name="Absatz-Standardschriftart">
      <style:text-properties style:font-name="Courier New" fo:font-family="'Courier New'" style:font-family-generic="modern" fo:font-size="10pt" style:font-size-asian="10pt" style:font-size-complex="10pt"/>
    </style:style>
    <style:style style:name="merke_20_Char" style:display-name="merke Char" style:family="text" style:parent-style-name="Absatz-Standardschriftart">
      <style:text-properties style:font-name="Verdana3" fo:font-family="Verdana" style:font-family-generic="swiss" style:font-pitch="variable" fo:letter-spacing="-0.009cm" style:language-complex="ar" style:country-complex="SA"/>
    </style:style>
    <style:style style:name="WW8Num78z0" style:family="text">
      <style:text-properties style:font-name="Symbol" fo:font-family="Symbol" style:font-family-generic="roman" style:font-pitch="variable" style:font-charset="x-symbol"/>
    </style:style>
    <style:style style:name="WW8Num78z1" style:family="text">
      <style:text-properties style:font-name="Courier New" fo:font-family="'Courier New'" style:font-family-generic="modern"/>
    </style:style>
    <style:style style:name="WW8Num78z2" style:family="text">
      <style:text-properties style:font-name="Wingdings" fo:font-family="Wingdings" style:font-pitch="variable" style:font-charset="x-symbol"/>
    </style:style>
    <style:style style:name="WW8Num5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2z1" style:family="text">
      <style:text-properties style:font-name="Courier New" fo:font-family="'Courier New'" style:font-family-generic="modern" fo:font-size="10pt" style:font-size-asian="10pt"/>
    </style:style>
    <style:style style:name="WW8Num52z2" style:family="text">
      <style:text-properties style:font-name="Wingdings" fo:font-family="Wingdings" style:font-pitch="variable" style:font-charset="x-symbol" fo:font-size="10pt" style:font-size-asian="10pt"/>
    </style:style>
    <style:style style:name="WW8Num10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3z1" style:family="text">
      <style:text-properties style:font-name="Courier New" fo:font-family="'Courier New'" style:font-family-generic="modern" fo:font-size="10pt" style:font-size-asian="10pt"/>
    </style:style>
    <style:style style:name="WW8Num103z2" style:family="text">
      <style:text-properties style:font-name="Wingdings" fo:font-family="Wingdings" style:font-pitch="variable" style:font-charset="x-symbol" fo:font-size="10pt" style:font-size-asian="10pt"/>
    </style:style>
    <style:style style:name="WW8Num55z1" style:family="text">
      <style:text-properties style:font-name="Courier New" fo:font-family="'Courier New'" style:font-family-generic="modern" fo:font-size="10pt" style:font-size-asian="10pt"/>
    </style:style>
    <style:style style:name="WW8Num4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8z1" style:family="text">
      <style:text-properties style:font-name="Courier New" fo:font-family="'Courier New'" style:font-family-generic="modern" fo:font-size="10pt" style:font-size-asian="10pt"/>
    </style:style>
    <style:style style:name="WW8Num48z2" style:family="text">
      <style:text-properties style:font-name="Wingdings" fo:font-family="Wingdings" style:font-pitch="variable" style:font-charset="x-symbol" fo:font-size="10pt" style:font-size-asian="10pt"/>
    </style:style>
    <style:style style:name="WW8Num10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4z1" style:family="text">
      <style:text-properties style:font-name="Courier New" fo:font-family="'Courier New'" style:font-family-generic="modern" fo:font-size="10pt" style:font-size-asian="10pt"/>
    </style:style>
    <style:style style:name="WW8Num104z2" style:family="text">
      <style:text-properties style:font-name="Wingdings" fo:font-family="Wingdings" style:font-pitch="variable" style:font-charset="x-symbol" fo:font-size="10pt" style:font-size-asian="10pt"/>
    </style:style>
    <style:style style:name="luecke" style:family="text">
      <style:text-properties style:text-line-through-style="none" style:text-line-through-type="none" style:text-underline-style="solid" style:text-underline-width="auto" style:text-underline-color="font-color" fo:font-weight="bold" fo:background-color="transparen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 " style:num-format="1">
        <style:list-level-properties text:min-label-distance="0.381cm"/>
      </text:outline-level-style>
      <text:outline-level-style text:level="2" style:num-suffix=". " style:num-format="1" text:display-levels="2">
        <style:list-level-properties text:min-label-distance="0.381cm"/>
      </text:outline-level-style>
      <text:outline-level-style text:level="3" style:num-suffix=". " style:num-format="1" text:display-levels="3">
        <style:list-level-properties text:min-label-distance="0.381cm"/>
      </text:outline-level-style>
      <text:outline-level-style text:level="4" style:num-format="1" text:display-levels="3">
        <style:list-level-properties text:min-label-distance="0.381cm"/>
      </text:outline-level-style>
      <text:outline-level-style text:level="5" style:num-format="1" text:display-levels="3">
        <style:list-level-properties text:min-label-distance="0.381cm"/>
      </text:outline-level-style>
      <text:outline-level-style text:level="6" style:num-format="1" text:display-levels="3">
        <style:list-level-properties text:min-label-distance="0.381cm"/>
      </text:outline-level-style>
      <text:outline-level-style text:level="7" style:num-format="1" text:display-levels="3">
        <style:list-level-properties text:min-label-distance="0.381cm"/>
      </text:outline-level-style>
      <text:outline-level-style text:level="8" style:num-format="1" text:display-levels="3">
        <style:list-level-properties text:min-label-distance="0.381cm"/>
      </text:outline-level-style>
      <text:outline-level-style text:level="9" style:num-format="1" text:display-levels="3">
        <style:list-level-properties text:min-label-distance="0.381cm"/>
      </text:outline-level-style>
      <text:outline-level-style text:level="10" style:num-format="1" text:display-levels="3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min-label-distance="0.349cm"/>
      </text:list-level-style-number>
      <text:list-level-style-number text:level="2" text:style-name="Numbering_20_Symbols" style:num-prefix=" " style:num-suffix=" " style:num-format="1" text:display-levels="2">
        <style:list-level-properties text:min-label-distance="0.349cm"/>
      </text:list-level-style-number>
      <text:list-level-style-number text:level="3" text:style-name="Numbering_20_Symbols" style:num-prefix=" " style:num-suffix=" " style:num-format="1" text:display-levels="3">
        <style:list-level-properties text:min-label-distance="0.349cm"/>
      </text:list-level-style-number>
      <text:list-level-style-number text:level="4" text:style-name="Numbering_20_Symbols" style:num-prefix=" " style:num-suffix=" " style:num-format="1" text:display-levels="4">
        <style:list-level-properties text:min-label-distance="0.349cm"/>
      </text:list-level-style-number>
      <text:list-level-style-number text:level="5" text:style-name="Numbering_20_Symbols" style:num-prefix=" " style:num-suffix=" " style:num-format="1" text:display-levels="5">
        <style:list-level-properties text:min-label-distance="0.349cm"/>
      </text:list-level-style-number>
      <text:list-level-style-number text:level="6" text:style-name="Numbering_20_Symbols" style:num-prefix=" " style:num-suffix=" " style:num-format="1" text:display-levels="6">
        <style:list-level-properties text:min-label-distance="0.349cm"/>
      </text:list-level-style-number>
      <text:list-level-style-number text:level="7" text:style-name="Numbering_20_Symbols" style:num-prefix=" " style:num-suffix=" " style:num-format="1" text:display-levels="7">
        <style:list-level-properties text:min-label-distance="0.349cm"/>
      </text:list-level-style-number>
      <text:list-level-style-number text:level="8" text:style-name="Numbering_20_Symbols" style:num-prefix=" " style:num-suffix=" " style:num-format="1" text:display-levels="8">
        <style:list-level-properties text:min-label-distance="0.349cm"/>
      </text:list-level-style-number>
      <text:list-level-style-number text:level="9" text:style-name="Numbering_20_Symbols" style:num-prefix=" " style:num-suffix=" " style:num-format="1" text:display-levels="9">
        <style:list-level-properties text:min-label-distance="0.349cm"/>
      </text:list-level-style-number>
      <text:list-level-style-number text:level="10" text:style-name="Numbering_20_Symbols" style:num-prefix=" " style:num-suffix=" " style:num-format="1" text:display-levels="10">
        <style:list-level-properties text:min-label-distance="0.34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WW8StyleNum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StyleNum1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 text:consecutive-numbering="true">
      <text:list-level-style-bullet text:level="1" text:style-name="WW8Num7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8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7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7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3" text:consecutive-numbering="true">
      <text:list-level-style-bullet text:level="1" text:style-name="WW8Num10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3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0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55z1" text:bullet-char="o">
        <style:list-level-properties text:space-before="1.905cm" text:min-label-width="0.635cm"/>
        <style:text-properties style:font-name="Courier New1"/>
      </text:list-level-style-bullet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bullet text:level="1" text:style-name="WW8Num4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8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4" text:consecutive-numbering="true">
      <text:list-level-style-bullet text:level="1" text:style-name="WW8Num10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0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5cm" fo:margin-bottom="1.45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Header">Informatik<text:tab/><text:file-name text:display="name-and-extension">AB-ALGO-ptrSort-myBubbleSort-adb1.odt</text:file-name><text:tab/>Arbeitsunterlage</text:p>
      </style:header>
      <style:footer>
        <text:p text:style-name="Footer">Informatik<text:tab/><text:tab/><text:page-number text:select-page="current">1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meta:creation-date>2013-02-08T22:35:52</meta:creation-date>
    <meta:editing-cycles>16</meta:editing-cycles>
    <meta:editing-duration>PT4H36M38S</meta:editing-duration>
    <dc:date>2016-11-07T21:14:10.661604595</dc:date>
    <meta:print-date>2013-03-24T20:25:53</meta:print-date>
    <dc:creator>hofmann </dc:creator>
    <meta:document-statistic meta:table-count="3" meta:image-count="0" meta:object-count="0" meta:page-count="3" meta:paragraph-count="102" meta:word-count="742" meta:character-count="5550" meta:non-whitespace-character-count="4716"/>
    <meta:user-defined meta:name="Info 1"/>
    <meta:user-defined meta:name="Info 2"/>
    <meta:user-defined meta:name="Info 3"/>
    <meta:user-defined meta:name="Info 4"/>
    <meta:template xlink:type="simple" xlink:actuate="onRequest" xlink:title="arbeitsunterlage" xlink:href="../../../../../../../home/informatik/.config/libreoffice/3/user/template/arbeitsunterlage.ott" meta:date="2013-02-08T22:35:51"/>
  </office:meta>
</office:document-meta>
</file>